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c4f2" officeooo:paragraph-rsid="000bc4f2"/>
    </style:style>
    <style:style style:name="P2" style:family="paragraph" style:parent-style-name="Standard">
      <style:text-properties officeooo:rsid="000c1de9" officeooo:paragraph-rsid="000c1de9"/>
    </style:style>
    <style:style style:name="P3" style:family="paragraph" style:parent-style-name="Standard">
      <style:text-properties officeooo:rsid="000d7fa3" officeooo:paragraph-rsid="000d7f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2270</text:p>
      <text:p text:style-name="P1">Oblig 1</text:p>
      <text:p text:style-name="P1"/>
      <text:p text:style-name="P1">Ved et vilkårlig bit på A3A2A1A0 som multipliseres med 10 kan faktoriseres som ført å bli ganget med 5 for så å bli ganget med 2. Ved multiplisering med 2, flyttes alle bitene en lpass til høyre.</text:p>
      <text:p text:style-name="P1">Utregningen for ganging med 5 er som følgende.</text:p>
      <text:p text:style-name="P1"/>
      <text:p text:style-name="P1"><text:tab/><text:tab/>A3A2A1A0</text:p>
      <text:p text:style-name="P1"><text:tab/><text:tab/>*<text:tab/>0101</text:p>
      <text:p text:style-name="P1"><text:tab/><text:tab/>=</text:p>
      <text:p text:style-name="P1"><text:tab/><text:tab/> A3A2A1A0</text:p>
      <text:p text:style-name="P1"><text:tab/><text:tab/><text:tab/>00000</text:p>
      <text:p text:style-name="P1"><text:tab/><text:tab/> A3A2A1A000</text:p>
      <text:p text:style-name="P1"><text:tab/><text:tab/> <text:s text:c="7"/>0000000</text:p>
      <text:p text:style-name="P1"/>
      <text:p text:style-name="P1"><text:tab/><text:tab/>=</text:p>
      <text:p text:style-name="P1"><text:tab/><text:tab/>A3, A2, (A3+A1), (A2+A0), A1, A0</text:p>
      <text:p text:style-name="P1"/>
      <text:p text:style-name="P2">Utregningen består av halv adders som sender videre en rest. Denne blir tatt til consideration ved utregning ved neste ledd.</text:p>
      <text:p text:style-name="P2"/>
      <text:p text:style-name="P2">Det er en dedikert knapp som gjør biten signed/unsigned. Her har jeg lagt til en bit på 256 som indikerer om utrykket er negativ eller positiv. <text:s/></text:p>
      <text:p text:style-name="P2"/>
      <text:p text:style-name="P3">Den siste (første) biten vil alltid være 0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emjau </meta:initial-creator>
    <meta:creation-date>2017-02-12T10:48:03.980359809</meta:creation-date>
    <dc:date>2017-02-12T11:50:31.222383627</dc:date>
    <dc:creator>kattemjau </dc:creator>
    <meta:editing-duration>PT47M1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117" meta:character-count="675" meta:non-whitespace-character-count="542"/>
  </office:meta>
</office:document-meta>
</file>